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fo:font-weight="bold" style:font-style-asian="italic" style:font-style-complex="italic"/>
    </style:style>
    <style:style style:name="P3" style:family="paragraph" style:parent-style-name="Standard">
      <style:text-properties fo:font-style="normal" officeooo:rsid="00128d8c" style:font-style-asian="normal" style:font-style-complex="normal"/>
    </style:style>
    <style:style style:name="P4" style:family="paragraph" style:parent-style-name="Standard">
      <style:text-properties fo:font-style="normal" officeooo:rsid="00128d8c" officeooo:paragraph-rsid="00128d8c" style:font-style-asian="normal" style:font-style-complex="normal"/>
    </style:style>
    <style:style style:name="P5" style:family="paragraph" style:parent-style-name="Standard">
      <style:text-properties officeooo:paragraph-rsid="000db36f"/>
    </style:style>
    <style:style style:name="P6" style:family="paragraph" style:parent-style-name="Standard">
      <style:text-properties officeooo:paragraph-rsid="0016d730"/>
    </style:style>
    <style:style style:name="P7" style:family="paragraph" style:parent-style-name="Standard">
      <style:text-properties fo:font-style="normal" officeooo:rsid="00152b8d" officeooo:paragraph-rsid="0016d730" style:font-style-asian="normal" style:font-style-complex="normal"/>
    </style:style>
    <style:style style:name="P8" style:family="paragraph" style:parent-style-name="Standard">
      <style:text-properties fo:font-style="normal" officeooo:rsid="00152b8d" officeooo:paragraph-rsid="0016e381" style:font-style-asian="normal" style:font-style-complex="normal"/>
    </style:style>
    <style:style style:name="P9" style:family="paragraph" style:parent-style-name="Standard">
      <style:text-properties fo:color="#000000" style:font-name="Liberation Serif" fo:font-size="12pt" fo:font-style="normal" fo:font-weight="normal" officeooo:rsid="00152b8d" officeooo:paragraph-rsid="00152b8d" fo:background-color="transparent" style:font-style-asian="normal" style:font-style-complex="normal"/>
    </style:style>
    <style:style style:name="P10" style:family="paragraph" style:parent-style-name="Standard">
      <style:text-properties style:use-window-font-color="true" style:font-name="Liberation Serif" fo:font-size="12pt" fo:font-style="normal" fo:font-weight="normal" officeooo:rsid="00152b8d" officeooo:paragraph-rsid="00152b8d" fo:background-color="transparent" style:font-style-asian="normal" style:font-style-complex="normal"/>
    </style:style>
    <style:style style:name="P11" style:family="paragraph" style:parent-style-name="Standard">
      <style:paragraph-properties style:line-height-at-least="0.582cm"/>
      <style:text-properties style:use-window-font-color="true" style:font-name="Liberation Serif" fo:font-size="12pt" fo:font-style="italic" fo:font-weight="normal" fo:background-color="transparent" style:font-style-asian="italic" style:font-style-complex="italic"/>
    </style:style>
    <style:style style:name="P12" style:family="paragraph" style:parent-style-name="Standard">
      <style:text-properties style:use-window-font-color="true" style:font-name="Liberation Serif" fo:font-style="italic" fo:background-color="transparent" style:font-style-asian="italic" style:font-style-complex="italic"/>
    </style:style>
    <style:style style:name="P13" style:family="paragraph" style:parent-style-name="Standard">
      <style:paragraph-properties style:line-height-at-least="0.582cm"/>
      <style:text-properties style:use-window-font-color="true" style:font-name="Liberation Serif" fo:font-style="italic" fo:background-color="transparent" style:font-style-asian="italic" style:font-style-complex="italic"/>
    </style:style>
    <style:style style:name="P14" style:family="paragraph" style:parent-style-name="Standard">
      <style:text-properties officeooo:paragraph-rsid="0016d730"/>
    </style:style>
    <style:style style:name="P15" style:family="paragraph" style:parent-style-name="Standard">
      <style:text-properties style:font-name="Liberation Serif" fo:font-style="italic" style:font-style-asian="italic" style:font-style-complex="italic"/>
    </style:style>
    <style:style style:name="P16" style:family="paragraph" style:parent-style-name="Standard">
      <style:text-properties style:font-name="Liberation Serif" fo:font-style="italic" officeooo:rsid="00128d8c" style:font-style-asian="italic" style:font-style-complex="italic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font-style="italic" fo:font-weight="bold" officeooo:rsid="0016d730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18a83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color="#5a4b81" style:font-name="Droid Sans Mono"/>
    </style:style>
    <style:style style:name="T8" style:family="text">
      <style:text-properties fo:color="#5a4b81" style:font-name="Droid Sans Mono" fo:background-color="#191622" loext:char-shading-value="0"/>
    </style:style>
    <style:style style:name="T9" style:family="text">
      <style:text-properties fo:font-size="12pt" fo:font-weight="normal"/>
    </style:style>
    <style:style style:name="T10" style:family="text">
      <style:text-properties officeooo:rsid="0018a83d"/>
    </style:style>
    <style:style style:name="T11" style:family="text">
      <style:text-properties style:font-name="Droid Sans Mono"/>
    </style:style>
    <style:style style:name="T12" style:family="text">
      <style:text-properties style:font-name="Droid Sans Mono" fo:background-color="#191622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Softex – Atividade 0</text:span><text:span text:style-name="T6">6</text:span></text:p>
      <text:p text:style-name="P12"><text:span text:style-name="T9">Após uma prova de vestibular, uma escola quer identificar quantos dos seus alunos foram aprovados em cada turma de formandos. Ela quer saber qual aluno teve a maior nota e de qual turma ele é. Nessa escola, há quatro turmas (A, B, C e D) com vinte e cinco alunos cada.</text:span></text:p>
      <text:p text:style-name="P13"><text:span text:style-name="T9">Elabore um algoritmo que solicite o nome e a nota do vestibular aos alunos. Depois, informe quantos deles foram aprovados, de que turma são, qual a maior nota em cada turma e qual aluno teve a maior nota de todas.</text:span></text:p>
      <text:p text:style-name="P13"><text:span text:style-name="T9">Para que o aluno seja aprovado no vestibular, ele deverá obter nota maior ou igual a 7.</text:span></text:p>
      <text:p text:style-name="P11">ATENÇÃO: As notas por turma não podem se repetir.</text:p>
      <text:p text:style-name="P15"/>
      <text:p text:style-name="P16"/>
      <text:p text:style-name="P3"/>
      <text:p text:style-name="P4"/>
      <text:p text:style-name="P6"><text:span text:style-name="T1">Projeto</text:span><text:span text:style-name="T2"> disponível em:</text:span><text:span text:style-name="T3"> </text:span></text:p>
      <text:p text:style-name="P6"><text:a xlink:type="simple" xlink:href="https://www.dropbox.com/sh/tbis0ead0w0u5og/AADgMMOkNc6wlMdOeKhMbsXma?dl=0" text:style-name="Internet_20_link" text:visited-style-name="Visited_20_Internet_20_Link"><text:span text:style-name="T3">https://www.dropbox.com/sh/tbis0ead0w0u5og/AADgMMOkNc6wlMdOeKhMbsXma?dl=0</text:span></text:a></text:p>
      <text:p text:style-name="P7"/>
      <text:p text:style-name="P8">Seguindo as orientação da tutora irei utilizar a linguagem de programação Javascript para a resolução dessa atividade. </text:p>
      <text:p text:style-name="P10"><text:s/></text:p>
      <text:p text:style-name="P10">let input = require('prompt-sync')();</text:p>
      <text:p text:style-name="P10">var turmaA = "A", turmaB = "B", turmaC = "C", turmaD = "D"; </text:p>
      <text:p text:style-name="P10">var maiorNotaA = 0, maiorNotaB = 0, maiorNotaC = 0, maiorNotaD = 0;</text:p>
      <text:p text:style-name="P10">var aprovadosA = 0, aprovadosB = 0, aprovadosC = 0, aprovadosD = 0;</text:p>
      <text:p text:style-name="P10">var melhorAlunoA = 0, melhorAlunoB = 0, melhorAlunoC = 0, melhorAlunoD = 0;</text:p>
      <text:p text:style-name="P10">do{</text:p>
      <text:p text:style-name="P10"><text:s text:c="2"/>console.log("Selecione a Turma (A, B, C, D)");</text:p>
      <text:p text:style-name="P10"><text:s text:c="2"/>var turma = input();</text:p>
      <text:p text:style-name="P10"><text:s text:c="2"/>if (turma == "A"){</text:p>
      <text:p text:style-name="P10"><text:s text:c="4"/>var numeroAlunos = 2, contador = 1;</text:p>
      <text:p text:style-name="P10"><text:s text:c="6"/>while(contador &lt;= numeroAlunos){</text:p>
      <text:p text:style-name="P10"><text:s text:c="8"/>console.log("Digite o nome do "+ contador + "º aluno: " );</text:p>
      <text:p text:style-name="P10"><text:s text:c="8"/>var nomeAluno = input();</text:p>
      <text:p text:style-name="P10"><text:s text:c="8"/>console.log("Digite a nota do aluno: " );</text:p>
      <text:p text:style-name="P10"><text:s text:c="8"/>var notaAluno = input(); </text:p>
      <text:p text:style-name="P10"><text:s text:c="8"/>console.clear();</text:p>
      <text:p text:style-name="P10"><text:s text:c="8"/>if(notaAluno &gt;= 7){</text:p>
      <text:p text:style-name="P10"><text:s text:c="10"/>aprovadosA++;</text:p>
      <text:p text:style-name="P10"><text:s text:c="8"/>}</text:p>
      <text:p text:style-name="P10"><text:s text:c="8"/>if (notaAluno &gt; maiorNotaA){</text:p>
      <text:p text:style-name="P10"><text:s text:c="12"/>maiorNotaA = notaAluno;</text:p>
      <text:p text:style-name="P10"><text:s text:c="12"/>melhorAlunoA = nomeAluno;</text:p>
      <text:p text:style-name="P10"><text:s text:c="8"/>}</text:p>
      <text:p text:style-name="P10"><text:s text:c="8"/>contador++;</text:p>
      <text:p text:style-name="P10"><text:s text:c="6"/>} <text:s/></text:p>
      <text:p text:style-name="P10"><text:s text:c="6"/>console.log("O numero de alunos aprovados na turma 'A' foi de: " + aprovadosA + " Aluno(s)");</text:p>
      <text:p text:style-name="P10"><text:s text:c="6"/>console.log("A maior nota da turma 'A' foi de: " + melhorAlunoA + " com a nota " + maiorNotaA);</text:p>
      <text:p text:style-name="P10"><text:s text:c="6"/>contador = 1;</text:p>
      <text:p text:style-name="P10"/>
      <text:p text:style-name="P10"><text:s text:c="2"/>} else if (turma == "B"){</text:p>
      <text:p text:style-name="P10"><text:s text:c="4"/>var numeroAlunos = 2, contador = 1;</text:p>
      <text:p text:style-name="P10"><text:soft-page-break/><text:s text:c="4"/>while(contador &lt;= numeroAlunos){</text:p>
      <text:p text:style-name="P10"><text:s text:c="6"/>console.log("Digite o nome do "+ contador + "º aluno: " );</text:p>
      <text:p text:style-name="P10"><text:s text:c="6"/>var nomeAluno = input();</text:p>
      <text:p text:style-name="P10"><text:s text:c="6"/>console.log("Digite a nota do aluno: " );</text:p>
      <text:p text:style-name="P10"><text:s text:c="6"/>var notaAluno = input(); </text:p>
      <text:p text:style-name="P10"><text:s text:c="6"/>console.clear();</text:p>
      <text:p text:style-name="P10"><text:s text:c="6"/>if(notaAluno &gt;= 7){</text:p>
      <text:p text:style-name="P10"><text:s text:c="8"/>aprovadosB++;</text:p>
      <text:p text:style-name="P10"><text:s text:c="6"/>}</text:p>
      <text:p text:style-name="P10"><text:s text:c="6"/>if (notaAluno &gt; maiorNotaB){</text:p>
      <text:p text:style-name="P10"><text:s text:c="10"/>maiorNotaB = notaAluno;</text:p>
      <text:p text:style-name="P10"><text:s text:c="10"/>melhorAlunoB = nomeAluno;</text:p>
      <text:p text:style-name="P10"><text:s text:c="6"/>}</text:p>
      <text:p text:style-name="P10"><text:s text:c="6"/>contador++;</text:p>
      <text:p text:style-name="P10"><text:s text:c="4"/>} <text:s/></text:p>
      <text:p text:style-name="P10"><text:s text:c="4"/>console.log("O numero de alunos aprovados na turma 'B' foi de: " + aprovadosB + " Aluno(s)");</text:p>
      <text:p text:style-name="P10"><text:s text:c="4"/>console.log("A maior nota da turma 'B' foi de: " + melhorAlunoB + " com a nota " + maiorNotaB);</text:p>
      <text:p text:style-name="P10"><text:s text:c="4"/>contador = 1;</text:p>
      <text:p text:style-name="P10"><text:s text:c="2"/>} else if (turma == "C"){</text:p>
      <text:p text:style-name="P10"><text:s text:c="4"/>var numeroAlunos = 2, contador = 1;</text:p>
      <text:p text:style-name="P10"><text:s text:c="4"/>while(contador &lt;= numeroAlunos){</text:p>
      <text:p text:style-name="P10"><text:s text:c="6"/>console.log("Digite o nome do "+ contador + "º aluno: " );</text:p>
      <text:p text:style-name="P10"><text:s text:c="6"/>var nomeAluno = input();</text:p>
      <text:p text:style-name="P10"><text:s text:c="6"/>console.log("Digite a nota do aluno: " );</text:p>
      <text:p text:style-name="P10"><text:s text:c="6"/>var notaAluno = input(); </text:p>
      <text:p text:style-name="P10"><text:s text:c="6"/>console.clear();</text:p>
      <text:p text:style-name="P10"><text:s text:c="6"/>if(notaAluno &gt;= 7){</text:p>
      <text:p text:style-name="P10"><text:s text:c="8"/>aprovadosC++;</text:p>
      <text:p text:style-name="P10"><text:s text:c="6"/>}</text:p>
      <text:p text:style-name="P10"><text:s text:c="6"/>if (notaAluno &gt; maiorNotaC){</text:p>
      <text:p text:style-name="P10"><text:s text:c="10"/>maiorNotaC = notaAluno;</text:p>
      <text:p text:style-name="P10"><text:s text:c="10"/>melhorAlunoC = nomeAluno;</text:p>
      <text:p text:style-name="P10"><text:s text:c="6"/>}</text:p>
      <text:p text:style-name="P10"><text:s text:c="6"/>contador++;</text:p>
      <text:p text:style-name="P10"><text:s text:c="4"/>} <text:s/></text:p>
      <text:p text:style-name="P10"><text:s text:c="4"/>console.log("O numero de alunos aprovados na turma 'C' foi de: " + aprovadosC + " Aluno(s)");</text:p>
      <text:p text:style-name="P10"><text:s text:c="4"/>console.log("A maior nota da turma 'C' foi de: " + melhorAlunoC + " com a nota " + maiorNotaC);</text:p>
      <text:p text:style-name="P10"><text:s text:c="4"/>contador = 1;</text:p>
      <text:p text:style-name="P10"><text:s text:c="2"/>} else if (turma == "D"){</text:p>
      <text:p text:style-name="P10"><text:s text:c="4"/>var numeroAlunos = 2, contador = 1;</text:p>
      <text:p text:style-name="P10"><text:s text:c="4"/>while(contador &lt;= numeroAlunos){</text:p>
      <text:p text:style-name="P10"><text:s text:c="6"/>console.log("Digite o nome do "+ contador + "º aluno: " );</text:p>
      <text:p text:style-name="P10"><text:s text:c="6"/>var nomeAluno = input();</text:p>
      <text:p text:style-name="P10"><text:s text:c="6"/>console.log("Digite a nota do aluno: " );</text:p>
      <text:p text:style-name="P10"><text:s text:c="6"/>var notaAluno = input(); </text:p>
      <text:p text:style-name="P10"><text:s text:c="6"/>console.clear();</text:p>
      <text:p text:style-name="P10"><text:s text:c="6"/>if(notaAluno &gt;= 7){</text:p>
      <text:p text:style-name="P10"><text:s text:c="8"/>aprovadosD++;</text:p>
      <text:p text:style-name="P10"><text:s text:c="6"/>}</text:p>
      <text:p text:style-name="P10"><text:s text:c="6"/>if (notaAluno &gt; maiorNotaD){</text:p>
      <text:p text:style-name="P10"><text:soft-page-break/><text:s text:c="10"/>maiorNotaD = notaAluno;</text:p>
      <text:p text:style-name="P10"><text:s text:c="10"/>melhorAlunoD = nomeAluno;</text:p>
      <text:p text:style-name="P10"><text:s text:c="6"/>}</text:p>
      <text:p text:style-name="P10"><text:s text:c="6"/>contador++;</text:p>
      <text:p text:style-name="P10"><text:s text:c="4"/>} <text:s/></text:p>
      <text:p text:style-name="P10"><text:s text:c="4"/>console.log("O numero de alunos aprovados na turma 'D' foi de: " + aprovadosD + " Aluno(s)");</text:p>
      <text:p text:style-name="P10"><text:s text:c="4"/>console.log("A maior nota da turma 'D' foi de: " + melhorAlunoD + " com a nota " + maiorNotaD);</text:p>
      <text:p text:style-name="P10"><text:s text:c="4"/>contador = 1;</text:p>
      <text:p text:style-name="P10"><text:s text:c="2"/>} else {</text:p>
      <text:p text:style-name="P10"><text:s text:c="4"/>console.log("Turma inválida")</text:p>
      <text:p text:style-name="P10"><text:s text:c="2"/>}</text:p>
      <text:p text:style-name="P10"><text:s text:c="2"/>console.log("Deseja continuar? (sim ou nao)");</text:p>
      <text:p text:style-name="P10"><text:s text:c="2"/>var continuar = input();</text:p>
      <text:p text:style-name="P10">}while(continuar == "sim");</text:p>
      <text:p text:style-name="P10">console.clear();</text:p>
      <text:p text:style-name="P10">var totalAlunosAprovados = (aprovadosA + aprovadosB + aprovadosC + aprovadosD); </text:p>
      <text:p text:style-name="P10">console.log("O número total de alunos aprovados é: " + totalAlunosAprovados + " alunos(as)");</text:p>
      <text:p text:style-name="P10">console.log("Turma 'A':\n " + aprovadosA + " Alunos aprovados.\n " + maiorNotaA + " foi a maior nota, pertecente ao aluno(a): " + melhorAlunoA);</text:p>
      <text:p text:style-name="P10">console.log("Turma 'B':\n " + aprovadosB + " Alunos aprovados.\n " + maiorNotaB + " foi a maior nota, pertecente ao aluno(a): " + melhorAlunoB);</text:p>
      <text:p text:style-name="P10">console.log("Turma 'C':\n " + aprovadosC + " Alunos aprovados.\n " + maiorNotaC + " foi a maior nota, pertecente ao aluno(a): " + melhorAlunoC);</text:p>
      <text:p text:style-name="P10">console.log("Turma 'D':\n " + aprovadosD + " Alunos aprovados.\n " + maiorNotaD + " foi a maior nota, pertecente ao aluno(a): " + melhorAlunoD);</text:p>
      <text:p text:style-name="P10"/>
      <text:p text:style-name="P10">var maiorAB = ((maiorNotaA&gt;maiorNotaB)?maiorNotaA:maiorNotaB);</text:p>
      <text:p text:style-name="P10">var maiorCD = ((maiorNotaC&gt;maiorNotaD)?maiorNotaC:maiorNotaD);</text:p>
      <text:p text:style-name="P10">var maiorABCD = ((maiorAB&gt;maiorCD)?maiorAB:maiorCD);</text:p>
      <text:p text:style-name="P10">console.log("A maior nota da escola é: " + maiorABCD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7-23T13:00:08.113388076</dc:date>
    <meta:editing-duration>PT15M45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3" meta:paragraph-count="114" meta:word-count="762" meta:character-count="5184" meta:non-whitespace-character-count="4009"/>
  </office:meta>
</office:document-meta>
</file>